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205d94"/>
    </style:style>
    <style:style style:name="T2" style:family="text">
      <style:text-properties officeooo:rsid="00206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Oruji</meta:initial-creator>
    <meta:creation-date>2013-09-12T10:49:29</meta:creation-date>
    <dc:date>2013-09-14T10:51:50</dc:date>
    <dc:creator>Amin Oruji</dc:creator>
    <meta:editing-duration>PT2H19M42S</meta:editing-duration>
    <meta:editing-cycles>26</meta:editing-cycles>
    <meta:generator>LibreOffice/4.0.2.2$Linux_x86 LibreOffice_project/400m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